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1d644e"/>
    </style:style>
    <style:style style:name="P2" style:family="paragraph" style:parent-style-name="Standard">
      <style:text-properties fo:font-style="normal" fo:font-weight="bold" officeooo:rsid="0006ad2f" officeooo:paragraph-rsid="001d644e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bold" officeooo:rsid="0021a88e" officeooo:paragraph-rsid="001d644e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normal" officeooo:rsid="0021a88e" officeooo:paragraph-rsid="001d644e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weight="bold" officeooo:paragraph-rsid="001d644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1d644e" style:font-weight-asian="bold" style:font-weight-complex="bold"/>
    </style:style>
    <style:style style:name="P7" style:family="paragraph" style:parent-style-name="Standard">
      <style:text-properties fo:font-weight="bold" officeooo:rsid="000c85c5" officeooo:paragraph-rsid="001eba3f" style:font-weight-asian="bold" style:font-weight-complex="bold"/>
    </style:style>
    <style:style style:name="P8" style:family="paragraph" style:parent-style-name="Standard">
      <style:text-properties fo:font-weight="normal" officeooo:paragraph-rsid="001d644e" style:font-weight-asian="normal" style:font-weight-complex="normal"/>
    </style:style>
    <style:style style:name="P9" style:family="paragraph" style:parent-style-name="Standard">
      <style:text-properties officeooo:paragraph-rsid="001eba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9670" style:font-weight-asian="bold" style:font-weight-complex="bold"/>
    </style:style>
    <style:style style:name="T3" style:family="text">
      <style:text-properties fo:font-weight="bold" officeooo:rsid="0018d5c0" style:font-weight-asian="bold" style:font-weight-complex="bold"/>
    </style:style>
    <style:style style:name="T4" style:family="text">
      <style:text-properties officeooo:rsid="001d967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644e" style:font-weight-asian="normal" style:font-weight-complex="normal"/>
    </style:style>
    <style:style style:name="T7" style:family="text">
      <style:text-properties fo:font-weight="normal" officeooo:rsid="000aa5bf" style:font-weight-asian="normal" style:font-weight-complex="normal"/>
    </style:style>
    <style:style style:name="T8" style:family="text">
      <style:text-properties fo:font-weight="normal" officeooo:rsid="0021a88e" style:font-weight-asian="normal" style:font-weight-complex="normal"/>
    </style:style>
    <style:style style:name="T9" style:family="text">
      <style:text-properties fo:font-weight="normal" officeooo:rsid="0018d5c0" style:font-weight-asian="normal" style:font-weight-complex="normal"/>
    </style:style>
    <style:style style:name="T10" style:family="text">
      <style:text-properties fo:font-weight="normal" officeooo:rsid="001eba3f" style:font-weight-asian="normal" style:font-weight-complex="normal"/>
    </style:style>
    <style:style style:name="T1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officeooo:rsid="001eba3f"/>
    </style:style>
    <style:style style:name="T15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Практическое занятие № <text:span text:style-name="T14">10</text:span></text:p>
      <text:p text:style-name="P6"/>
      <text:p text:style-name="P1"><text:span text:style-name="T2">Тема</text:span><text:span text:style-name="T4">:</text:span> Составление программ с применением множеств в IDE PyCharm Community.</text:p>
      <text:p text:style-name="P1"><text:span text:style-name="T1">Цел</text:span><text:span text:style-name="T3">ь</text:span><text:span text:style-name="T1">:</text:span> закрепить усвоенные знания, понятия, алгоритмы, основные принципы составления программ, приобрести навыки составление программ с применением множеств в IDE PyCharm Community.</text:p>
      <text:p text:style-name="P1"/>
      <text:p text:style-name="P1"><text:span text:style-name="T1">Постановка задачи </text:span><text:span text:style-name="T10">10</text:span></text:p>
      <text:p text:style-name="P9">Книжные магазины предлагают следующие коллекции книг. </text:p>
      <text:p text:style-name="P9">Магистр – Лермонтов, Достоевский, Пушкин, Тютчев </text:p>
      <text:p text:style-name="P9">ДомКниги – Толстой, Грибоедов, Чехов, Пушкин. </text:p>
      <text:p text:style-name="P9">БукМаркет – Пушкин, Достоевский, Маяковский. </text:p>
      <text:p text:style-name="P9">Галерея – Чехов, Тютчев, Пушкин. </text:p>
      <text:p text:style-name="P9">Определить в каких магазинах нельзя приобрести книги Грибоедова и Маяковского</text:p>
      <text:p text:style-name="P2">Тип алгоритма: <text:span text:style-name="T7">линейный</text:span><text:span text:style-name="T8">.</text:span></text:p>
      <text:p text:style-name="P4"/>
      <text:p text:style-name="P3">Текст программы:</text:p>
      <text:p text:style-name="Standard">#Книжные магазины предлагают следующие коллекции книг.<text:line-break/>#Магистр – Лермонтов, Достоевский, Пушкин, Тютчев<text:line-break/>#ДомКниги – Толстой, Грибоедов, Чехов, Пушкин.<text:line-break/>#БукМаркет – Пушкин, Достоевский, Маяковский.<text:line-break/>#Галерея – Чехов, Тютчев, Пушкин.<text:line-break/>#Определить в каких магазинах<text:line-break/>#нельзя приобрести книги Грибоедова и Маяковского<text:line-break/>Masgistr = {'Лермонтов', 'Достоевский', 'Пушкин', 'Тютчев'}<text:line-break/>DomKnigi = {'Толстой', 'Грибоедов', 'Чехов', 'Пушкин'}<text:line-break/>BukMarket = {'Пушкин', 'Достоевский', 'Маяковский'}<text:line-break/>Galeria = {'Чехов', 'Тютчев', 'Пушкин'}<text:line-break/>books = {'Грибоедов', 'Маяковский'}<text:line-break/>shops = {'Masgistr', 'DomKnigi', 'BukMarket', 'Galeria'}<text:line-break/>av_shops = [shop for shop in shops if len(books - globals()[shop]) == len(books)]<text:line-break/>print("Книги Грибоедова и Маяковского нельзя приобрести в магазинах:", av_shops)</text:p>
      <text:p text:style-name="Standard"/>
      <text:p text:style-name="P5">Протокол работы программы:</text:p>
      <text:p text:style-name="P8">Книги Грибоедова и Маяковского нельзя приобрести в магазинах: ['Masgistr', 'Galeria']</text:p>
      <text:p text:style-name="P7">Вывод: <text:span text:style-name="T5">закрепи</text:span><text:span text:style-name="T6">ла</text:span><text:span text:style-name="T5"> усвоенные знания, понятия, алгоритмы, основные принципы составления программ, приобре</text:span><text:span text:style-name="T6">лф</text:span><text:span text:style-name="T5"> навыки составление программ с применением множеств в IDE PyCharm Community </text:span><text:span text:style-name="T9">и </text:span><text:span text:style-name="T5">выложила на GitHu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1-31T10:25:59.889892641</dc:date>
    <meta:editing-cycles>4</meta:editing-cycles>
    <meta:editing-duration>PT1H38S</meta:editing-duration>
    <meta:document-statistic meta:table-count="0" meta:image-count="0" meta:object-count="0" meta:page-count="1" meta:paragraph-count="16" meta:word-count="203" meta:character-count="1729" meta:non-whitespace-character-count="1529"/>
    <meta:user-defined meta:name="Поле 1"/>
    <meta:user-defined meta:name="Поле 2"/>
    <meta:user-defined meta:name="Поле 3"/>
    <meta:user-defined meta:name="Поле 4"/>
  </office:meta>
</office:document-meta>
</file>